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ER FRAKCYJNY CO2</text:p>
      <text:p text:style-name="Standard">Laser frakcyjny CO2 <text:s/>SmartXide2 MonaLisa TOUCH to obecnie najbardziej zaawansowana technologicznie platforma laseroterapii. Gwarantuje spektakularne efekty estetyczne. Jest idealnym rozwiązaniem mającym na celu odmłodzenie skóry .</text:p>
      <text:p text:style-name="Standard">Mechanizm jego działania polega na wykorzystaniu zjawiska fototermolizy, czyli wytworzenia siatki mikrouszkodzeń na danym obszarze skóry , który otoczony jest zdrowymi komórkami skóry.Jest to działanie zamierzone, które ma na celu pobudzenie otaczającej zdrowej tkanki do wzmożonej regeneracji. Laser CO2 <text:s/>jest najsilniejszym a zarazem najskuteczniejszym <text:s/>aktywatorm kolagenu i elastyny. Dzięki temu uzyskujemy skórę odnowioną , o lepszej strukturze, bardziej napiętą , jędrną, zmarszczki zostają spłycone, przebarwienia mniej widoczne.</text:p>
      <text:p text:style-name="Standard">Ilość wykonywanych zabiegów lekarz dobiera indywidualnie , w zależności od stopnia zaawansowania starzenia skóry, głębokości zmarszczek, wieku pacjenta. Gojenie po zabiegu trwa ok 5-7 dni. Pełny efekt widoczny jest po ok 3 tygodniach. </text:p>
      <text:p text:style-name="Standard"/>
      <text:p text:style-name="Standard">WSKAZANIA;</text:p>
      <text:p text:style-name="Standard">-poprawa jędrności, gęstości i elastyczności skóry</text:p>
      <text:p text:style-name="Standard">-regeneracja i odmładzanie skóry ( resurfacing i rewitalizacja)</text:p>
      <text:p text:style-name="Standard">-niwelowanie wiotkości skóry</text:p>
      <text:p text:style-name="Standard">-zmniejszenie blizn potrądzikowych, pooperacyjnych</text:p>
      <text:p text:style-name="Standard">-zmniejszenie widoczności rozstępów</text:p>
      <text:p text:style-name="Standard">-usuwanie przebarwień skórnych , plam starczych</text:p>
      <text:p text:style-name="Standard">-wygładzenie zmarszczek</text:p>
      <text:p text:style-name="Standard"/>
      <text:p text:style-name="Standard">PRZECIWWSKAZANIA:</text:p>
      <text:p text:style-name="Standard">-ciąża, okres karmienia piersią</text:p>
      <text:p text:style-name="Standard">-nowotwory</text:p>
      <text:p text:style-name="Standard">-cukrzyca</text:p>
      <text:p text:style-name="Standard">-choroby autoimminologiczne</text:p>
      <text:p text:style-name="Standard">-osoby posiadające skłonność do tworzenia bliznowców</text:p>
      <text:p text:style-name="Standard">-świeża opalenizna</text:p>
      <text:p text:style-name="Standard">-stosowanie retinoidów, antybiotyków-należy odstawić przed zabiegiem</text:p>
      <text:p text:style-name="Standard">-miejscowe zmiany zapalane skóry ,np opryszczka</text:p>
      <text:p text:style-name="Standard"/>
      <text:p text:style-name="Standard">Przed zabiegiem laserem CO2 <text:s/>należy unikać przebywania na słońcu, nie korzystać z solarium . Na okres ok 10-14 dni przed planowanym zabiegiem należy odstawić <text:s/>retinoidy, NLPZ-y, leki zawierające kwas acetylosalicylowy , np. Aspiryna, Acard, oraz kremy i maści zawierające sterydy.</text:p>
      <text:p text:style-name="Standard"/>
      <text:p text:style-name="Standard">Po zabiegu stosujemy kremy łagodzące ok 7 dni , aż do całkowitego zaniku tworzących się strupków.Po złuszczeniu strupków stosujemy kremy nawilżające , dodatkowo używamy na dzień kremów z filtrem ( 50UV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6:58:03</meta:creation-date>
    <meta:document-statistic meta:table-count="0" meta:image-count="0" meta:object-count="0" meta:page-count="1" meta:paragraph-count="23" meta:word-count="262" meta:character-count="2087"/>
    <dc:date>2017-11-05T17:23:34</dc:date>
    <meta:editing-duration>PT9M21S</meta:editing-duration>
    <meta:editing-cycles>1</meta:editing-cycles>
    <meta:generator>OpenOffice/4.1.2$Unix OpenOffice.org_project/412m3$Build-9782</meta:generator>
  </office:meta>
</office:document-meta>
</file>